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SelectorInfo.set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electorInfo.setDepth( final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electorInfo.getBas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electorInfo.setBaseFolder( final FileObject base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electorInfo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electorInfo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